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000000080F39E1ED99356B2DA.png" manifest:media-type="image/png"/>
  <manifest:file-entry manifest:full-path="Pictures/10000201000000B4000000A193D9B28A0DE09909.png" manifest:media-type="image/png"/>
  <manifest:file-entry manifest:full-path="Pictures/1000020100000080000000805E0B00415C31BB43.png" manifest:media-type="image/png"/>
  <manifest:file-entry manifest:full-path="Pictures/100002010000008000000080203F34AD1DC89F65.png" manifest:media-type="image/png"/>
  <manifest:file-entry manifest:full-path="Pictures/1000020100000080000000803B1DE2C64040D0B7.png" manifest:media-type="image/png"/>
  <manifest:file-entry manifest:full-path="Pictures/100002010000075D000003C4615FCF7FF59BA682.png" manifest:media-type="image/png"/>
  <manifest:file-entry manifest:full-path="Pictures/100002010000008000000080370D051876E2B1CC.png" manifest:media-type="image/png"/>
  <manifest:file-entry manifest:full-path="Pictures/1000020100000080000000803BD26BDF7E30096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7.882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2.675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fill-color="#d4ea6b" draw:textarea-horizontal-align="justify" draw:textarea-vertical-align="middle" draw:auto-grow-height="false" fo:min-height="0.29cm" fo:min-width="0.04cm"/>
    </style:style>
    <style:style style:name="gr6" style:family="graphic" style:parent-style-name="standard">
      <style:graphic-properties draw:textarea-horizontal-align="justify" draw:textarea-vertical-align="middle" draw:auto-grow-height="false" fo:min-height="0.67cm" fo:min-width="2.6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d4ea6b"/>
      <style:paragraph-properties fo:text-align="center"/>
      <style:text-properties fo:font-size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44cm" svg:height="4.318cm" svg:x="1.265cm" svg:y="8.493cm">
          <draw:image xlink:href="Pictures/100002010000075D000003C4615FCF7FF59BA682.png" xlink:type="simple" xlink:show="embed" xlink:actuate="onLoad" loext:mime-type="image/png">
            <text:p/>
          </draw:image>
        </draw:frame>
        <draw:custom-shape draw:style-name="gr2" draw:text-style-name="P3" xml:id="id1" draw:id="id1" draw:layer="layout" svg:width="8.382cm" svg:height="0.762cm" svg:x="1.265cm" svg:y="7.731cm">
          <text:p text:style-name="P2"><text:span text:style-name="T1">Vue.js frontend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3" draw:id="id3" draw:layer="layout" svg:width="2.921cm" svg:height="2.612cm" svg:x="11.922cm" svg:y="2.143cm">
          <draw:image xlink:href="Pictures/10000201000000B4000000A193D9B28A0DE09909.png" xlink:type="simple" xlink:show="embed" xlink:actuate="onLoad" loext:mime-type="image/png">
            <text:p/>
          </draw:image>
        </draw:frame>
        <draw:custom-shape draw:style-name="gr3" draw:text-style-name="P3" xml:id="id2" draw:id="id2" draw:layer="layout" svg:width="3.175cm" svg:height="0.762cm" svg:x="11.741cm" svg:y="1.127cm">
          <text:p text:style-name="P2"><text:span text:style-name="T1">Flask API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13cm" svg:height="4.513cm" svg:x="3.105cm" svg:y="15.41cm">
          <draw:image xlink:href="Pictures/100002010000008000000080203F34AD1DC89F65.png" xlink:type="simple" xlink:show="embed" xlink:actuate="onLoad" loext:mime-type="image/png">
            <text:p/>
          </draw:image>
        </draw:frame>
        <draw:frame draw:style-name="gr1" draw:text-style-name="P1" xml:id="id8" draw:id="id8" draw:layer="layout" svg:width="4.513cm" svg:height="4.513cm" svg:x="22.693cm" svg:y="8.171cm">
          <draw:image xlink:href="Pictures/1000020100000080000000803B1DE2C64040D0B7.png" xlink:type="simple" xlink:show="embed" xlink:actuate="onLoad" loext:mime-type="image/png">
            <text:p/>
          </draw:image>
        </draw:frame>
        <draw:custom-shape draw:style-name="gr3" draw:text-style-name="P3" draw:layer="layout" svg:width="3.175cm" svg:height="0.762cm" svg:x="23.328cm" svg:y="7.35cm">
          <text:p text:style-name="P2"><text:span text:style-name="T1">MySQL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67cm" svg:height="2.667cm" svg:x="19.394cm" svg:y="5.645cm">
          <draw:image xlink:href="Pictures/100002010000008000000080370D051876E2B1CC.png" xlink:type="simple" xlink:show="embed" xlink:actuate="onLoad" loext:mime-type="image/png">
            <text:p/>
          </draw:image>
        </draw:frame>
        <draw:connector draw:style-name="gr4" draw:text-style-name="P4" draw:layer="layout" svg:x1="5.456cm" svg:y1="7.731cm" svg:x2="11.741cm" svg:y2="1.508cm" draw:start-shape="id1" draw:start-glue-point="0" draw:end-shape="id2" draw:end-glue-point="3" svg:d="M5456 7731v-6223h6285" svg:viewBox="0 0 6286 6224">
          <text:p/>
        </draw:connector>
        <draw:frame draw:style-name="gr1" draw:text-style-name="P1" draw:layer="layout" svg:width="2.667cm" svg:height="2.667cm" svg:x="15.387cm" svg:y="12.663cm">
          <draw:image xlink:href="Pictures/100002010000008000000080370D051876E2B1CC.png" xlink:type="simple" xlink:show="embed" xlink:actuate="onLoad" loext:mime-type="image/png">
            <text:p/>
          </draw:image>
        </draw:frame>
        <draw:frame draw:style-name="gr1" draw:text-style-name="P1" draw:layer="layout" svg:width="2.667cm" svg:height="2.667cm" svg:x="21.721cm" svg:y="16.589cm">
          <draw:image xlink:href="Pictures/100002010000008000000080370D051876E2B1CC.png" xlink:type="simple" xlink:show="embed" xlink:actuate="onLoad" loext:mime-type="image/png">
            <text:p/>
          </draw:image>
        </draw:frame>
        <draw:custom-shape draw:style-name="gr3" draw:text-style-name="P5" xml:id="id6" draw:id="id6" draw:layer="layout" svg:width="3.175cm" svg:height="0.762cm" svg:x="19.14cm" svg:y="5.01cm">
          <text:p text:style-name="P2"><text:span text:style-name="T2">Cloud Func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175cm" svg:height="0.762cm" svg:x="15.033cm" svg:y="12.128cm">
          <text:p text:style-name="P2"><text:span text:style-name="T2">Cloud Func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xml:id="id7" draw:id="id7" draw:layer="layout" svg:width="3.175cm" svg:height="0.762cm" svg:x="21.467cm" svg:y="15.981cm">
          <text:p text:style-name="P2"><text:span text:style-name="T2">Cloud Function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4" draw:layer="layout" svg:x1="5.318cm" svg:y1="15.605cm" svg:x2="5.318cm" svg:y2="12.303cm">
          <text:p/>
        </draw:line>
        <draw:frame draw:style-name="gr1" draw:text-style-name="P1" xml:id="id4" draw:id="id4" draw:layer="layout" svg:width="2.667cm" svg:height="2.667cm" svg:x="10.525cm" svg:y="9.128cm">
          <draw:image xlink:href="Pictures/1000020100000080000000803BD26BDF7E30096B.png" xlink:type="simple" xlink:show="embed" xlink:actuate="onLoad" loext:mime-type="image/png">
            <text:p/>
          </draw:image>
        </draw:frame>
        <draw:connector draw:style-name="gr4" draw:text-style-name="P4" draw:layer="layout" draw:line-skew="-0.135cm" svg:x1="11.922cm" svg:y1="3.449cm" svg:x2="10.525cm" svg:y2="10.461cm" draw:start-shape="id3" draw:start-glue-point="3" draw:end-shape="id4" svg:d="M11922 3449h-2032v7012h635" svg:viewBox="0 0 2033 7013">
          <text:p/>
        </draw:connector>
        <draw:connector draw:style-name="gr4" draw:text-style-name="P4" draw:layer="layout" svg:x1="11.858cm" svg:y1="8.239cm" svg:x2="19.14cm" svg:y2="5.391cm" draw:start-shape="id5" draw:start-glue-point="0" draw:end-shape="id6" draw:end-glue-point="3" svg:d="M11858 8239v-2848h7282" svg:viewBox="0 0 7283 2849">
          <text:p/>
        </draw:connector>
        <draw:frame draw:style-name="gr1" draw:text-style-name="P1" draw:layer="layout" svg:width="1.903cm" svg:height="1.903cm" svg:x="19.796cm" svg:y="9.509cm">
          <draw:image xlink:href="Pictures/1000020100000080000000805E0B00415C31BB43.png" xlink:type="simple" xlink:show="embed" xlink:actuate="onLoad" loext:mime-type="image/png">
            <text:p/>
          </draw:image>
        </draw:frame>
        <draw:line draw:style-name="gr4" draw:text-style-name="P4" draw:layer="layout" svg:x1="20.685cm" svg:y1="8.239cm" svg:x2="20.685cm" svg:y2="9.509cm">
          <text:p/>
        </draw:line>
        <draw:custom-shape draw:style-name="gr3" draw:text-style-name="P6" xml:id="id5" draw:id="id5" draw:layer="layout" svg:width="3.175cm" svg:height="0.762cm" svg:x="10.271cm" svg:y="8.239cm">
          <text:p text:style-name="P2"><text:span text:style-name="T3">Cloud Storag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5.351cm" svg:y1="13.446cm" svg:x2="12.684cm" svg:y2="11.668cm">
          <text:p/>
        </draw:line>
        <draw:connector draw:style-name="gr4" draw:text-style-name="P4" draw:layer="layout" draw:line-skew="0.373cm" svg:x1="10.525cm" svg:y1="10.461cm" svg:x2="21.467cm" svg:y2="16.362cm" draw:start-shape="id4" draw:start-glue-point="3" draw:end-shape="id7" draw:end-glue-point="3" svg:d="M10525 10461h-127v5901h11069" svg:viewBox="0 0 11070 5902">
          <text:p/>
        </draw:connector>
        <draw:connector draw:style-name="gr4" draw:text-style-name="P4" draw:layer="layout" svg:x1="24.949cm" svg:y1="12.684cm" svg:x2="23.054cm" svg:y2="15.981cm" draw:start-shape="id8" draw:start-glue-point="2" draw:end-shape="id7" draw:end-glue-point="0" svg:d="M24949 12684v1648h-1895v1649" svg:viewBox="0 0 1896 3298">
          <text:p/>
        </draw:connector>
        <draw:frame draw:style-name="gr1" draw:text-style-name="P1" draw:layer="layout" svg:width="2.481cm" svg:height="2.481cm" svg:x="12.997cm" svg:y="17.764cm">
          <draw:image xlink:href="Pictures/100002010000008000000080F39E1ED99356B2DA.png" xlink:type="simple" xlink:show="embed" xlink:actuate="onLoad" loext:mime-type="image/png">
            <text:p/>
          </draw:image>
        </draw:frame>
        <draw:custom-shape draw:style-name="gr3" draw:text-style-name="P6" draw:layer="layout" svg:width="3.175cm" svg:height="0.762cm" svg:x="12.557cm" svg:y="17.256cm">
          <text:p text:style-name="P2"><text:span text:style-name="T3">SendGrid API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1.447cm" svg:y1="18.399cm" svg:x2="15.732cm" svg:y2="18.907cm">
          <text:p/>
        </draw:line>
        <draw:line draw:style-name="gr4" draw:text-style-name="P4" draw:layer="layout" svg:x1="12.811cm" svg:y1="19.034cm" svg:x2="7.858cm" svg:y2="19.034cm">
          <text:p/>
        </draw:line>
        <draw:custom-shape draw:style-name="gr5" draw:text-style-name="P7" draw:layer="layout" svg:width="0.762cm" svg:height="0.762cm" svg:x="4.375cm" svg:y="13.927cm">
          <text:p text:style-name="P2"><text:span text:style-name="T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62cm" svg:height="0.762cm" svg:x="4.575cm" svg:y="4.027cm">
          <text:p text:style-name="P2"><text:span text:style-name="T4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62cm" svg:height="0.762cm" svg:x="8.975cm" svg:y="5.527cm">
          <text:p text:style-name="P2"><text:span text:style-name="T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62cm" svg:height="0.762cm" svg:x="14.975cm" svg:y="5.627cm">
          <text:p text:style-name="P2"><text:span text:style-name="T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62cm" svg:height="0.762cm" svg:x="19.675cm" svg:y="8.427cm">
          <text:p text:style-name="P2"><text:span text:style-name="T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175cm" svg:height="0.92cm" svg:x="19.14cm" svg:y="11.51cm">
          <text:p text:style-name="P2"><text:span text:style-name="T2">Cloud Speech </text:span></text:p>
          <text:p text:style-name="P2"><text:span text:style-name="T2">to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762cm" svg:height="0.762cm" svg:x="13.675cm" svg:y="11.627cm">
          <text:p text:style-name="P2"><text:span text:style-name="T4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62cm" svg:height="0.762cm" svg:x="9.375cm" svg:y="15.327cm">
          <text:p text:style-name="P2"><text:span text:style-name="T4">7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62cm" svg:height="0.762cm" svg:x="23.275cm" svg:y="14.527cm">
          <text:p text:style-name="P2"><text:span text:style-name="T4">7-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62cm" svg:height="0.762cm" svg:x="18.375cm" svg:y="18.827cm">
          <text:p text:style-name="P2"><text:span text:style-name="T4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762cm" svg:height="0.762cm" svg:x="10.075cm" svg:y="19.227cm">
          <text:p text:style-name="P2"><text:span text:style-name="T4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1T08:08:19.453535250</meta:creation-date>
    <dc:date>2019-04-30T15:26:02.620838725</dc:date>
    <meta:editing-duration>PT3M46S</meta:editing-duration>
    <meta:editing-cycles>3</meta:editing-cycles>
    <meta:generator>LibreOffice/6.2.3.2$Linux_X86_64 LibreOffice_project/6bd8f51f0bb0f42344f66a65ca86e692fe0f70bc</meta:generator>
    <meta:document-statistic meta:object-count="39"/>
  </office:meta>
</office:document-meta>
</file>